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draw:object draw:notify-on-update-of-ranges="'Saison 2015-2016'.B2:'Saison 2015-2016'.B25 'Saison 2015-2016'.Q1:'Saison 2015-2016'.Q1 'Saison 2015-2016'.Q2:'Saison 2015-2016'.Q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4" table:default-cell-style-name="ce10"/>
        <table:table-column table:style-name="co4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18"/>
        <table:table-column table:style-name="co8" table:default-cell-style-name="ce5"/>
        <table:table-column table:style-name="co9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6" office:value-type="string" calcext:value-type="string">
            <text:p>S1P</text:p>
          </table:table-cell>
          <table:table-cell table:style-name="ce3" office:value-type="string" calcext:value-type="string">
            <text:p>S1O</text:p>
          </table:table-cell>
          <table:table-cell table:style-name="ce6" office:value-type="string" calcext:value-type="string">
            <text:p>S2P</text:p>
          </table:table-cell>
          <table:table-cell table:style-name="ce3" office:value-type="string" calcext:value-type="string">
            <text:p>S2O</text:p>
          </table:table-cell>
          <table:table-cell table:style-name="ce6" office:value-type="string" calcext:value-type="string">
            <text:p>S3P</text:p>
          </table:table-cell>
          <table:table-cell table:style-name="ce3" office:value-type="string" calcext:value-type="string">
            <text:p>S3O</text:p>
          </table:table-cell>
          <table:table-cell table:style-name="ce6" office:value-type="string" calcext:value-type="string">
            <text:p>S4P</text:p>
          </table:table-cell>
          <table:table-cell table:style-name="ce3" office:value-type="string" calcext:value-type="string">
            <text:p>S4O</text:p>
          </table:table-cell>
          <table:table-cell table:style-name="ce6" office:value-type="string" calcext:value-type="string">
            <text:p>S5P</text:p>
          </table:table-cell>
          <table:table-cell table:style-name="ce3" office:value-type="string" calcext:value-type="string">
            <text:p>S5O</text:p>
          </table:table-cell>
          <table:table-cell table:style-name="ce13" office:value-type="string" calcext:value-type="string">
            <text:p>Sets P</text:p>
          </table:table-cell>
          <table:table-cell table:style-name="ce3" office:value-type="string" calcext:value-type="string">
            <text:p>Sets O</text:p>
          </table:table-cell>
          <table:table-cell table:style-name="ce17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style-name="ce4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7"/>
          <table:table-cell table:style-name="ce4"/>
          <table:table-cell table:style-name="ce7"/>
          <table:table-cell table:style-name="ce4"/>
          <table:table-cell table:style-name="ce1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10P0" style:volatile="true">
      <style:text-properties fo:color="#00ff00"/>
      <number:text>+</number:text>
      <number:number number:decimal-places="0" number:min-integer-digits="1"/>
    </number:number-style>
    <number:number-style style:name="N110">
      <style:text-properties fo:color="#ff0000"/>
      <number:text>-</number:text>
      <number:number number:decimal-places="0" number:min-integer-digits="1"/>
      <style:map style:condition="value()&gt;=0" style:apply-style-name="N110P0"/>
    </number:number-style>
    <number:number-style style:name="N112P0" style:volatile="true">
      <style:text-properties fo:color="#0000ff"/>
      <number:text>+</number:text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.00.0000</text:date>, <text:time style:data-style-name="N2" text:time-value="17:47:47.4597824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57</meta:editing-cycles>
    <meta:editing-duration>PT51M10S</meta:editing-duration>
    <dc:title>Saison Ekkart</dc:title>
    <dc:date>2015-09-17T17:49:35.168239359</dc:date>
    <dc:creator>Ekkart Kleinod</dc:creator>
    <meta:generator>LibreOffice/4.4.2.2$Linux_X86_64 LibreOffice_project/4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213cm" svg:width="14.865cm" svg:height="5.478cm">
          <chartooo:coordinate-region svg:x="2.294cm" svg:y="1.213cm" svg:width="12.88cm" svg:height="3.51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